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ebasNeueRegular" svg:font-family="BebasNeueRegular, arial, Georgia, serif"/>
    <style:font-face style:name="Helvetica" svg:font-family="Helvetica"/>
    <style:font-face style:name="agrandirnarrow" svg:font-family="agrandirnarrow"/>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font-variant="normal" fo:text-transform="none" fo:color="#c9211e" loext:opacity="100%" style:font-name="BebasNeueRegular" fo:font-size="14pt" fo:letter-spacing="normal" fo:font-style="normal" fo:font-weight="normal" officeooo:rsid="00185353" officeooo:paragraph-rsid="00185353" style:font-size-asian="14pt" style:font-size-complex="14pt" loext:padding="0cm" loext:border="none"/>
    </style:style>
    <style:style style:name="P2" style:family="paragraph" style:parent-style-name="Heading_20_2">
      <style:text-properties fo:font-variant="normal" fo:text-transform="none" fo:color="#c9211e" loext:opacity="100%" style:font-name="BebasNeueRegular" fo:font-size="14pt" fo:letter-spacing="normal" fo:font-style="normal" fo:font-weight="normal" officeooo:rsid="00185353" officeooo:paragraph-rsid="00185353" style:font-name-asian="Songti SC" style:font-size-asian="14pt" style:font-weight-asian="bold" style:font-name-complex="Arial Unicode MS" style:font-size-complex="14pt" style:font-weight-complex="bold" loext:padding="0cm" loext:border="none"/>
    </style:style>
    <style:style style:name="P3" style:family="paragraph" style:parent-style-name="Standard">
      <style:text-properties officeooo:rsid="00185353" officeooo:paragraph-rsid="00185353"/>
    </style:style>
    <style:style style:name="P4" style:family="paragraph" style:parent-style-name="Standard">
      <style:paragraph-properties fo:text-align="center" style:justify-single-word="false"/>
      <style:text-properties fo:font-size="16pt" fo:font-weight="bold" officeooo:rsid="00185353" officeooo:paragraph-rsid="00185353" style:font-size-asian="16pt" style:font-weight-asian="bold" style:font-size-complex="16pt" style:font-weight-complex="bold"/>
    </style:style>
    <style:style style:name="P5" style:family="paragraph" style:parent-style-name="Text_20_body">
      <style:text-properties officeooo:rsid="00185353" officeooo:paragraph-rsid="00185353"/>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fo:color="#333333" loext:opacity="100%" style:font-name="agrandirnarrow" fo:font-size="10.5500001907349pt" fo:letter-spacing="normal" fo:font-style="normal" fo:font-weight="normal"/>
    </style:style>
    <style:style style:name="T2" style:family="text">
      <style:text-properties fo:font-variant="normal" fo:text-transform="none" fo:color="#333333" loext:opacity="100%" style:font-name="agrandirnarrow" fo:font-size="10.5500001907349pt" fo:letter-spacing="normal" fo:font-style="normal" fo:font-weight="normal" loext:padding="0cm" loext:border="none"/>
    </style:style>
    <style:style style:name="T3" style:family="text">
      <style:text-properties fo:font-variant="normal" fo:text-transform="none" fo:color="#de901b" loext:opacity="100%" style:text-line-through-style="none" style:text-line-through-type="none" style:font-name="agrandirnarrow" fo:font-size="10.5500001907349pt" fo:letter-spacing="normal" fo:font-style="normal" style:text-underline-style="none" fo:font-weight="normal" style:text-blinking="fals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RVICE WEB</text:p>
      <text:p text:style-name="P3"/>
      <text:h text:style-name="P1" text:outline-level="1">Services Web : qu’est-ce que c’est, comment ça marche ?</text:h>
      <text:p text:style-name="P5"><text:span text:style-name="Emphasis"><text:span text:style-name="Strong_20_Emphasis"><text:span text:style-name="T2">Les services web permettent à différentes applications écrites dans des langages de programmation différents de communiquer entre elles. Découvrez tout ce que vous devez savoir à ce sujet : définition, fonctionnement, avantages…</text:span></text:span></text:span></text:p>
      <text:p text:style-name="P6"><text:span text:style-name="T1">Les applications web modernes sont développées dans </text:span><text:span text:style-name="Strong_20_Emphasis"><text:span text:style-name="T2">différents langages de programmation</text:span></text:span><text:span text:style-name="T1"> : Java, Net, Angular JS, Node.js… de fait, il peut être difficile d’assurer la communication entre ces applications. C’est la raison pour laquelle on utilise des ” services web “.</text:span></text:p>
      <text:p text:style-name="P3"/>
      <text:h text:style-name="P2" text:outline-level="2">Services web : qu’est-ce que c’est ?</text:h>
      <text:p text:style-name="P5"><text:span text:style-name="T1">Les services web fournissent une plateforme commune permettant à de multiples applications développées avec différents langages de programmation </text:span><text:span text:style-name="Strong_20_Emphasis"><text:span text:style-name="T2">de communiquer entre elles</text:span></text:span><text:span text:style-name="T1">.</text:span></text:p>
      <text:p text:style-name="P6"><text:span text:style-name="T1">Un service web est un médium standardisé permettant la c</text:span><text:span text:style-name="Strong_20_Emphasis"><text:span text:style-name="T2">ommunication entre les applications clients et serveur sur le World Wide Web</text:span></text:span><text:span text:style-name="T1">. Il s’agit d’un module logiciel conçu pour effectuer certaines tâches.</text:span></text:p>
      <text:p text:style-name="P3"/>
      <text:h text:style-name="P2" text:outline-level="2">Services web : comment ça fonctionne ?</text:h>
      <text:p text:style-name="P5"><text:span text:style-name="T1">Une fois invoqué, un service web est en mesure de fournir ses fonctionnalités au client qui l’invoque. Le client invoque une série d’appels de service web par le biais de requêtes envoyées au serveur qui héberge le service. Ces requêtes sont effectuées par le biais </text:span><text:span text:style-name="Strong_20_Emphasis"><text:span text:style-name="T2">d’appels de procédure distante (Remote Procedure Calls)</text:span></text:span><text:span text:style-name="T1">.</text:span></text:p>
      <text:p text:style-name="P6"><text:span text:style-name="T1">Par exemple, </text:span><text:a xlink:type="simple" xlink:href="https://www.lebigdata.fr/amazon-cloud-amazon-web-services" office:target-frame-name="_blank" xlink:show="new" text:style-name="Internet_20_link" text:visited-style-name="Visited_20_Internet_20_Link"><text:span text:style-name="T3">Amazon propose un service web</text:span></text:a><text:span text:style-name="T1"> fournissant les </text:span><text:span text:style-name="Strong_20_Emphasis"><text:span text:style-name="T2">prix pour des produits vendus en ligne via Amazon.com</text:span></text:span><text:span text:style-name="T1">. Le front end ou la couche de présentation peuvent être en .Net ou en Java, mais ces deux langages de programmation auront la capacité de communiquer avec le service web.</text:span></text:p>
      <text:p text:style-name="P6"><text:span text:style-name="T1"/></text:p>
      <text:p text:style-name="P5"><text:span text:style-name="T1">Le principal composant d’un service web sont les données transférées entre le client et le serveur. Ces données sont </text:span><text:span text:style-name="Strong_20_Emphasis"><text:span text:style-name="T2">en XML (Extensible Markup Language)</text:span></text:span><text:span text:style-name="T1">. Le XML est la contrepartie du HTML. Pour faire simple, on peut le décrire comme un langage intermédiaire compris par la plupart des langages de programmation. Ainsi, les applications communiquent entre elles en XML.</text:span></text:p>
      <text:p text:style-name="P6"><text:span text:style-name="T1">Pour envoyer les données XML entre les applications, les services web utilisent</text:span><text:span text:style-name="Strong_20_Emphasis"><text:span text:style-name="T2"> le SOAP (Simple Object Access Protocol)</text:span></text:span><text:span text:style-name="T1">. Les données envoyées du service web vers l’application sont appelées des messages SOAP. Il s’agit tout simplement d’un document au format XML.</text:span></text:p>
      <text:p text:style-name="P3"/>
      <text:h text:style-name="P2" text:outline-level="2">Services web : quels sont les avantages ?</text:h>
      <text:p text:style-name="P5"><text:span text:style-name="T1">En plus de permettre aux applications écrites dans </text:span><text:a xlink:type="simple" xlink:href="https://www.lebigdata.fr/python-langage-definition" office:target-frame-name="_blank" xlink:show="new" text:style-name="Internet_20_link" text:visited-style-name="Visited_20_Internet_20_Link"><text:span text:style-name="T3">différents langages de programmation</text:span></text:a><text:span text:style-name="T1"> de communiquer entre elles, les services web offrent d’autres avantages. Tout d’abord, ils </text:span><text:span text:style-name="Strong_20_Emphasis"><text:span text:style-name="T2">permettent d’accéder à des fonctionnalités via internet</text:span></text:span><text:span text:style-name="T1">. En effet, les fonctionnalités fournies par le service web à une application client sont invoquées via le protocole HTTP. Elles peuvent donc être invoquées via internet. A l’heure où toutes les applications sont connectées à internet, les services web sont donc devenus bien plus utiles qu’autrefois.</text:span></text:p>
      <text:p text:style-name="P6"><text:span text:style-name="T1">Par ailleurs, les services web permettent</text:span><text:span text:style-name="Strong_20_Emphasis"><text:span text:style-name="T2"> une interopérabilité entre les applications</text:span></text:span><text:span text:style-name="T1">. Ils permettent en effet à diverses applications de communiquer entre elles, et de partager des données et des services. Ainsi, plutôt que d’avoir à écrire un code spécifique pouvant être compris uniquement par des applications spécifiques, il est possible d’écrire un code générique pouvant être compris par toutes les applications.</text:span></text:p>
      <text:p text:style-name="P6"><text:soft-page-break/><text:span text:style-name="T1">Un autre avantage des services web est qu’ils utilisent un </text:span><text:span text:style-name="Strong_20_Emphasis"><text:span text:style-name="T2">protocole industriel standardisé pour la communication</text:span></text:span><text:span text:style-name="T1">. Les quatre couches (Service Transport, XML Messaging, Service Description et Service Discovery) utilisent des protocoles bien définis.</text:span></text:p>
      <text:p text:style-name="P6"><text:span text:style-name="T1">Enfin, les services web permettent de </text:span><text:span text:style-name="Strong_20_Emphasis"><text:span text:style-name="T2">réduire les coûts des communications</text:span></text:span><text:span text:style-name="T1">. Sachant qu’ils utilisent le SOAP via le protocole HTTP, il est possible d’utiliser une connexion internet low-cost pour implémenter les services web.</text:span></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ebasNeueRegular" svg:font-family="BebasNeueRegular, arial, Georgia, serif"/>
    <style:font-face style:name="Helvetica" svg:font-family="Helvetica"/>
    <style:font-face style:name="agrandirnarrow" svg:font-family="agrandirnarrow"/>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4T12:29:01.995770308</meta:creation-date>
    <dc:date>2021-08-04T12:32:12.564406734</dc:date>
    <meta:editing-duration>PT3M10S</meta:editing-duration>
    <meta:editing-cycles>1</meta:editing-cycles>
    <meta:document-statistic meta:table-count="0" meta:image-count="0" meta:object-count="0" meta:page-count="2" meta:paragraph-count="17" meta:word-count="563" meta:character-count="3717" meta:non-whitespace-character-count="3171"/>
    <meta:generator>LibreOffice/7.1.4.2$MacOSX_X86_64 LibreOffice_project/a529a4fab45b75fefc5b6226684193eb000654f6</meta:generator>
  </office:meta>
</office:document-meta>
</file>